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12:26:55.609000000</meta:creation-date>
    <dc:date>2024-02-19T12:27:01.735000000</dc:date>
    <meta:editing-duration>PT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6.4.1$Windows_X86_64 LibreOffice_project/e19e193f88cd6c0525a17fb7a176ed8e6a3e2aa1</meta:generator>
  </office:meta>
</office:document-meta>
</file>